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6a390" officeooo:paragraph-rsid="0006a390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987e1" officeooo:paragraph-rsid="000987e1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794f0" officeooo:paragraph-rsid="00252945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794f0" officeooo:paragraph-rsid="000794f0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987e1" officeooo:paragraph-rsid="000b69ca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officeooo:rsid="0006a390" officeooo:paragraph-rsid="0006a39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278ebf" officeooo:paragraph-rsid="00278ebf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normal" officeooo:rsid="00480a1c" officeooo:paragraph-rsid="00480a1c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b69ca" officeooo:paragraph-rsid="000b69ca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b69ca" officeooo:paragraph-rsid="00278ebf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987e1" officeooo:paragraph-rsid="000987e1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101e01" officeooo:paragraph-rsid="00101e01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e8a65" officeooo:paragraph-rsid="002e8a65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e8a65" officeooo:paragraph-rsid="0033fece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4e466a" officeooo:paragraph-rsid="004e466a" style:font-weight-asian="bold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61e543" officeooo:paragraph-rsid="0061e543" style:font-weight-asian="bold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61e543" officeooo:paragraph-rsid="00633527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0987e1" officeooo:paragraph-rsid="000987e1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248cf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01e01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3d177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70071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aea1b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dc4e6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f9a11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092ba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13859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e8a65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150d6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3a72d5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3a8c5f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020f4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05e84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2394c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3f821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69d00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9d51e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bfb23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19609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1fe34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30b90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610ed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698b5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7449c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8f28f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5be0ad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604ce3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78ebf" style:font-weight-asian="normal" style:font-weight-complex="normal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95be9" style:font-weight-asian="normal" style:font-weight-complex="normal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a0a24" style:font-weight-asian="normal" style:font-weight-complex="normal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b3071" style:font-weight-asian="normal" style:font-weight-complex="normal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ec2e5" style:font-weight-asian="normal" style:font-weight-complex="normal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a10f6" style:font-weight-asian="normal" style:font-weight-complex="normal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49003" style:font-weight-asian="normal" style:font-weight-complex="normal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19584" style:font-weight-asian="normal" style:font-weight-complex="normal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a0a24" style:font-weight-asian="normal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d7d76" style:font-weight-asian="normal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ec2e5" style:font-weight-asian="normal" style:font-weight-complex="normal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95be9" style:font-weight-asian="normal" style:font-weight-complex="normal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2e8a65" style:font-weight-asian="normal" style:font-weight-complex="normal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16d73" style:font-weight-asian="normal" style:font-weight-complex="normal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3fece" style:font-weight-asian="normal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08628" style:font-weight-asian="normal" style:font-weight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2e8a65" style:font-weight-asian="normal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329fff" style:font-weight-asian="normal" style:font-weight-complex="normal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33fece" style:font-weight-asian="normal" style:font-weight-complex="normal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9d51e" style:font-weight-asian="normal" style:font-weight-complex="normal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af595" style:font-weight-asian="normal" style:font-weight-complex="normal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bfb23" style:font-weight-asian="normal" style:font-weight-complex="normal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604ce3" style:font-weight-asian="normal" style:font-weight-complex="normal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33fece" style:font-weight-asian="normal" style:font-weight-complex="normal"/>
    </style:style>
    <style:style style:name="P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4bfb23" style:font-weight-asian="normal" style:font-weight-complex="normal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604ce3" style:font-weight-asian="normal" style:font-weight-complex="normal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e8a65" style:font-weight-asian="normal" style:font-weight-complex="normal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ec2e5" style:font-weight-asian="normal" style:font-weight-complex="normal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d7d76" style:font-weight-asian="normal" style:font-weight-complex="normal"/>
    </style:style>
    <style:style style:name="P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a0a24" style:font-weight-asian="normal" style:font-weight-complex="normal"/>
    </style:style>
    <style:style style:name="P7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a10f6" style:font-weight-asian="normal" style:font-weight-complex="normal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d7d76" officeooo:paragraph-rsid="002ec2e5" style:font-weight-asian="normal" style:font-weight-complex="normal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b3071" officeooo:paragraph-rsid="002b3071" style:font-weight-asian="normal" style:font-weight-complex="normal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49d51e" style:font-weight-asian="normal" style:font-weight-complex="normal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4af595" style:font-weight-asian="normal" style:font-weight-complex="normal"/>
    </style:style>
    <style:style style:name="P8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dac37" officeooo:paragraph-rsid="004dac37" style:font-weight-asian="normal" style:font-weight-complex="normal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dac37" officeooo:paragraph-rsid="006109fb" style:font-weight-asian="normal" style:font-weight-complex="normal"/>
    </style:style>
    <style:style style:name="P8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edb94" officeooo:paragraph-rsid="004edb94" style:font-weight-asian="normal" style:font-weight-complex="normal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edb94" officeooo:paragraph-rsid="005f3aa4" style:font-weight-asian="normal" style:font-weight-complex="normal"/>
    </style:style>
    <style:style style:name="P8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edb94" officeooo:paragraph-rsid="00604ce3" style:font-weight-asian="normal" style:font-weight-complex="normal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5f3aa4" officeooo:paragraph-rsid="005f3aa4" style:font-weight-asian="normal" style:font-weight-complex="normal"/>
    </style:style>
    <style:style style:name="P8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5a34c9" officeooo:paragraph-rsid="00633527" style:font-weight-asian="normal" style:font-weight-complex="normal"/>
    </style:style>
    <style:style style:name="P9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5a34c9" officeooo:paragraph-rsid="0064f3d1" style:font-weight-asian="normal" style:font-weight-complex="normal"/>
    </style:style>
    <style:style style:name="P9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633527" officeooo:paragraph-rsid="0064f3d1" style:font-weight-asian="normal" style:font-weight-complex="normal"/>
    </style:style>
    <style:style style:name="P9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231e16"/>
    </style:style>
    <style:style style:name="P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3a8c5f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3f9787"/>
    </style:style>
    <style:style style:name="P9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58f28f"/>
    </style:style>
    <style:style style:name="P9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19584" officeooo:paragraph-rsid="00219584"/>
    </style:style>
    <style:style style:name="P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a10f6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248cf" officeooo:paragraph-rsid="001248cf"/>
    </style:style>
    <style:style style:name="P9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84285" officeooo:paragraph-rsid="00384285"/>
    </style:style>
    <style:style style:name="P10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3a0427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43f821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469d00"/>
    </style:style>
    <style:style style:name="P10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020f4" officeooo:paragraph-rsid="004020f4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2394c"/>
    </style:style>
    <style:style style:name="P10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9d51e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af595"/>
    </style:style>
    <style:style style:name="P10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bfb23"/>
    </style:style>
    <style:style style:name="P10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604ce3"/>
    </style:style>
    <style:style style:name="P10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6109fb"/>
    </style:style>
    <style:style style:name="P1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06a390" officeooo:paragraph-rsid="0006a390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4f61ae" officeooo:paragraph-rsid="004f61ae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610ed" officeooo:paragraph-rsid="005610ed"/>
    </style:style>
    <style:style style:name="P1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a34c9" officeooo:paragraph-rsid="005a34c9"/>
    </style:style>
    <style:style style:name="P1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a34c9" officeooo:paragraph-rsid="005a3786"/>
    </style:style>
    <style:style style:name="P1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a34c9" officeooo:paragraph-rsid="005bc2f2"/>
    </style:style>
    <style:style style:name="P1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a34c9" officeooo:paragraph-rsid="005be0ad"/>
    </style:style>
    <style:style style:name="P1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d9e6f" officeooo:paragraph-rsid="005d9e6f"/>
    </style:style>
    <style:style style:name="P11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101e01" officeooo:paragraph-rsid="00101e01" style:font-weight-asian="bold" style:font-weight-complex="bold"/>
    </style:style>
    <style:style style:name="P11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0b69ca" officeooo:paragraph-rsid="000b69ca" style:font-weight-asian="bold" style:font-weight-complex="bold"/>
    </style:style>
    <style:style style:name="P120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0b69ca" officeooo:paragraph-rsid="00278ebf" style:font-weight-asian="bold" style:font-weight-complex="bold"/>
    </style:style>
    <style:style style:name="P1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1fe34" officeooo:paragraph-rsid="00530b90"/>
    </style:style>
    <style:style style:name="P1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610ed" officeooo:paragraph-rsid="005610ed"/>
    </style:style>
    <style:style style:name="T1" style:family="text">
      <style:text-properties officeooo:rsid="00089398"/>
    </style:style>
    <style:style style:name="T2" style:family="text">
      <style:text-properties officeooo:rsid="000ccd90"/>
    </style:style>
    <style:style style:name="T3" style:family="text">
      <style:text-properties officeooo:rsid="001248cf"/>
    </style:style>
    <style:style style:name="T4" style:family="text">
      <style:text-properties officeooo:rsid="0013d177"/>
    </style:style>
    <style:style style:name="T5" style:family="text">
      <style:text-properties officeooo:rsid="00146892"/>
    </style:style>
    <style:style style:name="T6" style:family="text">
      <style:text-properties officeooo:rsid="0015cb90"/>
    </style:style>
    <style:style style:name="T7" style:family="text">
      <style:text-properties officeooo:rsid="00170071"/>
    </style:style>
    <style:style style:name="T8" style:family="text">
      <style:text-properties officeooo:rsid="00173add"/>
    </style:style>
    <style:style style:name="T9" style:family="text">
      <style:text-properties officeooo:rsid="001aea1b"/>
    </style:style>
    <style:style style:name="T10" style:family="text">
      <style:text-properties officeooo:rsid="001c296d"/>
    </style:style>
    <style:style style:name="T11" style:family="text">
      <style:text-properties officeooo:rsid="001dc4e6"/>
    </style:style>
    <style:style style:name="T12" style:family="text">
      <style:text-properties officeooo:rsid="001f9a11"/>
    </style:style>
    <style:style style:name="T13" style:family="text">
      <style:text-properties officeooo:rsid="002092ba"/>
    </style:style>
    <style:style style:name="T14" style:family="text">
      <style:text-properties officeooo:rsid="00213859"/>
    </style:style>
    <style:style style:name="T15" style:family="text">
      <style:text-properties officeooo:rsid="002150d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9003" style:font-weight-asian="normal" style:font-weight-complex="normal"/>
    </style:style>
    <style:style style:name="T18" style:family="text">
      <style:text-properties fo:font-weight="normal" officeooo:rsid="000b69ca" style:font-weight-asian="normal" style:font-weight-complex="normal"/>
    </style:style>
    <style:style style:name="T19" style:family="text">
      <style:text-properties fo:font-weight="normal" officeooo:rsid="002a10f6" style:font-weight-asian="normal" style:font-weight-complex="normal"/>
    </style:style>
    <style:style style:name="T20" style:family="text">
      <style:text-properties fo:font-weight="normal" officeooo:rsid="002a0a24" style:font-weight-asian="normal" style:font-weight-complex="normal"/>
    </style:style>
    <style:style style:name="T21" style:family="text">
      <style:text-properties fo:font-weight="normal" officeooo:rsid="002b3071" style:font-weight-asian="normal" style:font-weight-complex="normal"/>
    </style:style>
    <style:style style:name="T22" style:family="text">
      <style:text-properties officeooo:rsid="00249003"/>
    </style:style>
    <style:style style:name="T23" style:family="text">
      <style:text-properties officeooo:rsid="00278ebf"/>
    </style:style>
    <style:style style:name="T24" style:family="text">
      <style:text-properties officeooo:rsid="00295be9"/>
    </style:style>
    <style:style style:name="T25" style:family="text">
      <style:text-properties officeooo:rsid="002a0a24"/>
    </style:style>
    <style:style style:name="T26" style:family="text">
      <style:text-properties officeooo:rsid="002d7d76"/>
    </style:style>
    <style:style style:name="T27" style:family="text">
      <style:text-properties officeooo:rsid="00308628"/>
    </style:style>
    <style:style style:name="T28" style:family="text">
      <style:text-properties officeooo:rsid="00316d73"/>
    </style:style>
    <style:style style:name="T29" style:family="text">
      <style:text-properties officeooo:rsid="0033fece"/>
    </style:style>
    <style:style style:name="T30" style:family="text">
      <style:text-properties officeooo:rsid="0034a312"/>
    </style:style>
    <style:style style:name="T31" style:family="text">
      <style:text-properties officeooo:rsid="0035535d"/>
    </style:style>
    <style:style style:name="T32" style:family="text">
      <style:text-properties officeooo:rsid="00398ca2"/>
    </style:style>
    <style:style style:name="T33" style:family="text">
      <style:text-properties officeooo:rsid="003a0427"/>
    </style:style>
    <style:style style:name="T34" style:family="text">
      <style:text-properties officeooo:rsid="003a8c5f"/>
    </style:style>
    <style:style style:name="T35" style:family="text">
      <style:text-properties officeooo:rsid="003c1be6"/>
    </style:style>
    <style:style style:name="T36" style:family="text">
      <style:text-properties officeooo:rsid="003e0e69"/>
    </style:style>
    <style:style style:name="T37" style:family="text">
      <style:text-properties officeooo:rsid="003f8367"/>
    </style:style>
    <style:style style:name="T38" style:family="text">
      <style:text-properties officeooo:rsid="003fb186"/>
    </style:style>
    <style:style style:name="T39" style:family="text">
      <style:text-properties officeooo:rsid="004020f4"/>
    </style:style>
    <style:style style:name="T40" style:family="text">
      <style:text-properties officeooo:rsid="00405e84"/>
    </style:style>
    <style:style style:name="T41" style:family="text">
      <style:text-properties officeooo:rsid="0042c3dc"/>
    </style:style>
    <style:style style:name="T42" style:family="text">
      <style:text-properties officeooo:rsid="0049d51e"/>
    </style:style>
    <style:style style:name="T43" style:family="text">
      <style:text-properties officeooo:rsid="004bfb23"/>
    </style:style>
    <style:style style:name="T44" style:family="text">
      <style:text-properties officeooo:rsid="00519609"/>
    </style:style>
    <style:style style:name="T45" style:family="text">
      <style:text-properties officeooo:rsid="0051fe34"/>
    </style:style>
    <style:style style:name="T46" style:family="text">
      <style:text-properties officeooo:rsid="0052937d"/>
    </style:style>
    <style:style style:name="T47" style:family="text">
      <style:text-properties officeooo:rsid="00530b90"/>
    </style:style>
    <style:style style:name="T48" style:family="text">
      <style:text-properties officeooo:rsid="005610ed"/>
    </style:style>
    <style:style style:name="T49" style:family="text">
      <style:text-properties officeooo:rsid="005698b5"/>
    </style:style>
    <style:style style:name="T50" style:family="text">
      <style:text-properties officeooo:rsid="0057449c"/>
    </style:style>
    <style:style style:name="T51" style:family="text">
      <style:text-properties officeooo:rsid="00582cbf"/>
    </style:style>
    <style:style style:name="T52" style:family="text">
      <style:text-properties officeooo:rsid="0058f28f"/>
    </style:style>
    <style:style style:name="T53" style:family="text">
      <style:text-properties officeooo:rsid="005a3786"/>
    </style:style>
    <style:style style:name="T54" style:family="text">
      <style:text-properties officeooo:rsid="005bc2f2"/>
    </style:style>
    <style:style style:name="T55" style:family="text">
      <style:text-properties officeooo:rsid="005be0ad"/>
    </style:style>
    <style:style style:name="T56" style:family="text">
      <style:text-properties officeooo:rsid="005f3aa4"/>
    </style:style>
    <style:style style:name="T57" style:family="text">
      <style:text-properties officeooo:rsid="004edb94"/>
    </style:style>
    <style:style style:name="T58" style:family="text">
      <style:text-properties officeooo:rsid="0060488f"/>
    </style:style>
    <style:style style:name="T59" style:family="text">
      <style:text-properties officeooo:rsid="00604ce3"/>
    </style:style>
    <style:style style:name="T60" style:family="text">
      <style:text-properties officeooo:rsid="006109fb"/>
    </style:style>
    <style:style style:name="T61" style:family="text">
      <style:text-properties officeooo:rsid="00633527"/>
    </style:style>
    <style:style style:name="T62" style:family="text">
      <style:text-properties officeooo:rsid="0064f3d1"/>
    </style:style>
    <style:style style:name="T63" style:family="text">
      <style:text-properties officeooo:rsid="0064f4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Макет SCPI API позиционеров RADIOLINE. <text:span text:style-name="T63">27</text:span>.11.201<text:span text:style-name="T63">7</text:span></text:p>
      <text:p text:style-name="P111">Версия 2.</text:p>
      <text:p text:style-name="P6"/>
      <text:p text:style-name="P9">1. Общая информация.</text:p>
      <text:p text:style-name="P1"/>
      <text:p text:style-name="P3">Для управления изделием используется протокол SCPI std V1999.0 4.2.1, дополненный системой подписки на уведомления. <text:span text:style-name="T1">Рабочее название системы уведомлений – NCPI</text:span>. <text:span text:style-name="T2">Формат NCPI комманд подчиняется стандарту SCPI команд (</text:span>SCPI std V1999.0 4.2.1<text:span text:style-name="T2">).</text:span></text:p>
      <text:p text:style-name="P3"/>
      <text:p text:style-name="P7">Подробнее о системе NCPI в секции <text:span text:style-name="T18">NCPI </text:span><text:span text:style-name="T16">protocol reference.</text:span></text:p>
      <text:p text:style-name="P4"/>
      <text:p text:style-name="P18">Порт SCPI консоли 5025 (стандартный порт для SCPI-консолей).</text:p>
      <text:p text:style-name="P18"><text:span text:style-name="T2">П</text:span>орт NCPI консоли 5026.</text:p>
      <text:p text:style-name="P18"/>
      <text:p text:style-name="P99">При работе с библиотекой VISA поддерживается режим socket. Режим intstrumet не поддерживается.</text:p>
      <text:p text:style-name="P2"/>
      <text:p text:style-name="P9"/>
      <text:p text:style-name="P119">2. SCPI commands summary.</text:p>
      <text:p text:style-name="P11"/>
      <text:p text:style-name="P12">IEEE Mandated Commands (SCPI std V1999.0 4.1.1)</text:p>
      <text:p text:style-name="P19">*CLS </text:p>
      <text:p text:style-name="P19"><text:tab/>Очистка стека ошибок.</text:p>
      <text:p text:style-name="P19">*ESE </text:p>
      <text:p text:style-name="P19"><text:tab/>Игнорируется.</text:p>
      <text:p text:style-name="P19">*ESE?<text:tab/></text:p>
      <text:p text:style-name="P19"><text:span text:style-name="T3"><text:tab/>И</text:span>норируется. (возврат единицы)</text:p>
      <text:p text:style-name="P19">*ESR?</text:p>
      <text:p text:style-name="P19"><text:tab/>Игнорируется. (возврат единицы)</text:p>
      <text:p text:style-name="P19">*IDN?</text:p>
      <text:p text:style-name="P19"><text:tab/>Запрос идентификатор прибора. </text:p>
      <text:p text:style-name="P19">*OPC </text:p>
      <text:p text:style-name="P19"><text:tab/>Игнорируется</text:p>
      <text:p text:style-name="P19">*OPC?</text:p>
      <text:p text:style-name="P19"><text:tab/>Игнорируется. (возврат единицы)</text:p>
      <text:p text:style-name="P19">*RST </text:p>
      <text:p text:style-name="P98"><text:tab/>Предпологаемая функциональность: Остановка всех осей, сброс, по возможности, всех устройств, перезапуск компьютера.</text:p>
      <text:p text:style-name="P20">*SRE</text:p>
      <text:p text:style-name="P20"><text:tab/><text:span text:style-name="T4">Игнорируется</text:span></text:p>
      <text:p text:style-name="P21">*SRE?</text:p>
      <text:p text:style-name="P21"><text:tab/>Игнорируется. (возврат единицы)</text:p>
      <text:p text:style-name="P21">*STB?</text:p>
      <text:p text:style-name="P21"><text:tab/>Игнорируется. (возврат единицы)</text:p>
      <text:p text:style-name="P21">*WAI</text:p>
      <text:p text:style-name="P21"><text:tab/>Игнорируется.</text:p>
      <text:p text:style-name="P12"/>
      <text:p text:style-name="P12">Required SCPI commands (SCPI std V1999.0 4.2.1)</text:p>
      <text:p text:style-name="P20">SYSTem:ERRor[:NEXT]?</text:p>
      <text:p text:style-name="P20"><text:tab/><text:span text:style-name="T5">Возврат следующего сообщения об ошибке.</text:span></text:p>
      <text:p text:style-name="P20"/>
      <text:p text:style-name="P20">SYSTem:ERRor:COUNt?</text:p>
      <text:p text:style-name="P20"><text:tab/><text:span text:style-name="T5">Количество ошибок в стеке.</text:span></text:p>
      <text:p text:style-name="P20"/>
      <text:p text:style-name="P20">SYSTem:VERSion?</text:p>
      <text:p text:style-name="P20"><text:tab/><text:span text:style-name="T5">Версия SCPI протокола.</text:span></text:p>
      <text:p text:style-name="P20"/>
      <text:p text:style-name="P12">System’s API</text:p>
      <text:p text:style-name="P20">SYSTem:PRESet</text:p>
      <text:p text:style-name="P20"><text:tab/><text:span text:style-name="T5">Сброс всех устройств в состояние по умолчанию, сброс всех настроек.</text:span></text:p>
      <text:p text:style-name="P20"/>
      <text:p text:style-name="P20">SYSTem:IPADDR</text:p>
      <text:p text:style-name="P20"><text:tab/><text:span text:style-name="T5">Установка IP адреса изделия</text:span></text:p>
      <text:p text:style-name="P29"/>
      <text:p text:style-name="P29">SYSTem:<text:span text:style-name="T15">STATus?</text:span></text:p>
      <text:p text:style-name="P29"><text:tab/><text:span text:style-name="T15">Запрос статуса готовности устройства</text:span></text:p>
      <text:p text:style-name="P29"><text:tab/><text:span text:style-name="T33">Ответ:</text:span></text:p>
      <text:p text:style-name="P29"><text:tab/><text:span text:style-name="T33">0 – Система готова.</text:span></text:p>
      <text:p text:style-name="P100"><text:tab/>1 – Система не готова.</text:p>
      <text:p text:style-name="P20"/>
      <text:p text:style-name="P39"><text:soft-page-break/>SYSTem:<text:span text:style-name="T44">STOP</text:span></text:p>
      <text:p text:style-name="P39"><text:tab/><text:span text:style-name="T44">Выполнить остановку движения по всем осям.</text:span></text:p>
      <text:p text:style-name="P39"/>
      <text:p text:style-name="P39">SYSTem:<text:span text:style-name="T44">POWOFF</text:span></text:p>
      <text:p text:style-name="P39"><text:tab/><text:span text:style-name="T44">Выполнить отключения питаний на всех осях.</text:span></text:p>
      <text:p text:style-name="P39"/>
      <text:p text:style-name="P12">Axis’s API</text:p>
      <text:p text:style-name="P20"><text:span text:style-name="T34">SYSTem</text:span>:<text:span text:style-name="T34">AXES</text:span>TOTal?</text:p>
      <text:p text:style-name="P20"><text:tab/><text:span text:style-name="T5">Количество осей в системе</text:span></text:p>
      <text:p text:style-name="P20"/>
      <text:p text:style-name="P20">AXIS#:PRESET</text:p>
      <text:p text:style-name="P20"><text:tab/><text:span text:style-name="T5">Возврат устройств оси к значениям по умолчанию.</text:span></text:p>
      <text:p text:style-name="P20"/>
      <text:p text:style-name="P40">AXIS#:<text:span text:style-name="T45">TRIGGER</text:span></text:p>
      <text:p text:style-name="P40"><text:tab/><text:span text:style-name="T45">Сгенерировать триггер.</text:span></text:p>
      <text:p text:style-name="P40"><text:tab/><text:span text:style-name="T47">Перед использованием следует первести ось в режим ручной генерации триггеров.</text:span></text:p>
      <text:p text:style-name="P40"><text:tab/><text:span text:style-name="T45">Только для осей с поддержкой синхронизации.</text:span></text:p>
      <text:p text:style-name="P40"/>
      <text:p text:style-name="P41">AXIS#:<text:span text:style-name="T47">MANTRIGmode</text:span></text:p>
      <text:p text:style-name="P41"><text:tab/><text:span text:style-name="T47">Перевести ось в режим ручной генерации триггеров.</text:span></text:p>
      <text:p text:style-name="P121"><text:tab/>Только для осей с поддержкой синхронизации.</text:p>
      <text:p text:style-name="P40"/>
      <text:p text:style-name="P20">AXIS#:SPEeed <text:span text:style-name="T48">RPM</text:span></text:p>
      <text:p text:style-name="P20"><text:tab/><text:span text:style-name="T5">Установка скорости в об/мин</text:span></text:p>
      <text:p text:style-name="P20"><text:tab/><text:span text:style-name="T48">RPM – скорость в об/мин</text:span></text:p>
      <text:p text:style-name="P20"/>
      <text:p text:style-name="P20">AXIS#:SPEeed?</text:p>
      <text:p text:style-name="P20"><text:tab/><text:span text:style-name="T6">Запрос скорости в об/мин.</text:span></text:p>
      <text:p text:style-name="P20"/>
      <text:p text:style-name="P22">AXIS#:<text:span text:style-name="T7">U</text:span>SPEee<text:span text:style-name="T46">d UPM</text:span></text:p>
      <text:p text:style-name="P42"><text:tab/><text:span text:style-name="T5">Установка скорости в unit/мин</text:span></text:p>
      <text:p text:style-name="P42"><text:tab/><text:span text:style-name="T48">UPM – скорость в unit/мин</text:span></text:p>
      <text:p text:style-name="P22"/>
      <text:p text:style-name="P30">AXIS#:<text:span text:style-name="T7">U</text:span>SPEeed?</text:p>
      <text:p text:style-name="P22"><text:tab/><text:span text:style-name="T6">Запрос скорости в unit/мин.</text:span></text:p>
      <text:p text:style-name="P20"/>
      <text:p text:style-name="P20">AXIS#:ACCel <text:span text:style-name="T48">ms</text:span></text:p>
      <text:p text:style-name="P20"><text:tab/><text:span text:style-name="T8">Установка</text:span> <text:span text:style-name="T8">зоны разгона и торможения для операций типа MOV и JOG. Задаётся в интервалах времени. Интервал времени выражен в микросекундах. Характер движения в зоне разгона – ускорение == const.</text:span></text:p>
      <text:p text:style-name="P20"><text:tab/><text:span text:style-name="T48">ms – интервал времени в миллисекундах. </text:span></text:p>
      <text:p text:style-name="P20"/>
      <text:p text:style-name="P20">AXIS#:ACCel?</text:p>
      <text:p text:style-name="P20"><text:tab/><text:span text:style-name="T9">Запрос зоны разгона и торможения в миллисекундах.</text:span></text:p>
      <text:p text:style-name="P20"><text:tab/></text:p>
      <text:p text:style-name="P20">AXIS#:GAIN?</text:p>
      <text:p text:style-name="P23"><text:tab/><text:span text:style-name="T9">Возвращает <text:s/>rколичество импульсов энкодера в одном юните.</text:span></text:p>
      <text:p text:style-name="P20"/>
      <text:p text:style-name="P20">AXIS#:MOVe[:RELative] <text:span text:style-name="T48">DISTANCE</text:span></text:p>
      <text:p text:style-name="P20"><text:tab/><text:span text:style-name="T10">Относительное перемещение (в импульсах энкодера).</text:span></text:p>
      <text:p text:style-name="P112"><text:tab/>DISTANCE – количество импульсов. Знак определяет направление перемещения.</text:p>
      <text:p text:style-name="P20"/>
      <text:p text:style-name="P24"><text:soft-page-break/>AXIS#:MOVe:ABSolute <text:span text:style-name="T48">POSITION <text:tab/>(Опциональный)</text:span></text:p>
      <text:p text:style-name="P24"><text:tab/><text:span text:style-name="T11">Абсолютное перемещение (в импульсах энкодера).</text:span></text:p>
      <text:p text:style-name="P24"><text:tab/><text:span text:style-name="T48">POSITION позиция в импульсах в абсолютной шкале.</text:span></text:p>
      <text:p text:style-name="P24"/>
      <text:p text:style-name="P43">AXIS#:UMOVe[:RELative] <text:s/><text:span text:style-name="T48">DISTANCE</text:span></text:p>
      <text:p text:style-name="P25"><text:tab/><text:span text:style-name="T10">Относительное перемещение (в unit).</text:span></text:p>
      <text:p text:style-name="P25"><text:tab/><text:span text:style-name="T49">DISTANCE – расстояние в юнитах.</text:span></text:p>
      <text:p text:style-name="P25"/>
      <text:p text:style-name="P31">AXIS#:UMOVe:ABSolute <text:span text:style-name="T49">POSITION</text:span><text:tab/><text:span text:style-name="T34">(Опциональный)</text:span></text:p>
      <text:p text:style-name="P43"><text:tab/><text:span text:style-name="T11">Абсолютное перемещение (в unit).</text:span></text:p>
      <text:p text:style-name="P43"><text:tab/><text:span text:style-name="T49">POSITION –абсолютное положение в юнитах.</text:span></text:p>
      <text:p text:style-name="P20"/>
      <text:p text:style-name="P20">AXIS#:JOG <text:span text:style-name="T49">DIRECTION</text:span></text:p>
      <text:p text:style-name="P20"><text:tab/><text:span text:style-name="T12">Движение с постоянной скоростью.</text:span></text:p>
      <text:p text:style-name="P112"><text:tab/><text:span text:style-name="T49">DIRECTION – 0 – вперёд, 1 - назад</text:span>.</text:p>
      <text:p text:style-name="P20"/>
      <text:p text:style-name="P44">AXIS#:<text:span text:style-name="T50">STOP</text:span></text:p>
      <text:p text:style-name="P44"><text:tab/><text:span text:style-name="T50">Остановить ось.</text:span></text:p>
      <text:p text:style-name="P44"/>
      <text:p text:style-name="P45">AXIS#:<text:span text:style-name="T50">SON</text:span></text:p>
      <text:p text:style-name="P45"><text:tab/><text:span text:style-name="T52">[Снять тормоз] и подать питание на двигатель (если поддерживается).</text:span></text:p>
      <text:p text:style-name="P45"/>
      <text:p text:style-name="P45">AXIS#:<text:span text:style-name="T50">SOFF</text:span></text:p>
      <text:p text:style-name="P45"><text:tab/><text:span text:style-name="T52">Снять питание с двигателя, [установить тормоз].</text:span></text:p>
      <text:p text:style-name="P44"/>
      <text:p text:style-name="P92">AXIS#:<text:span text:style-name="T34">SETZERo</text:span></text:p>
      <text:p text:style-name="P92"><text:tab/>Сброс абсолютного положения в ноль.</text:p>
      <text:p text:style-name="P92"/>
      <text:p text:style-name="P117">AXIS#:TANDOFFset</text:p>
      <text:p text:style-name="P117"><text:tab/>Установить смещения осей для тандемного режима.</text:p>
      <text:p text:style-name="P92"/>
      <text:p text:style-name="P93">AXIS#:<text:span text:style-name="T36">SET</text:span>REF<text:span text:style-name="T37">erence POSITION</text:span><text:tab/><text:tab/><text:span text:style-name="T34">(Опциональный)</text:span></text:p>
      <text:p text:style-name="P92"><text:tab/>Сброс абсолютного положения в заданное значение.</text:p>
      <text:p text:style-name="P92"><text:tab/><text:span text:style-name="T51">POSITION – новая текущая позиция в импульсах.</text:span></text:p>
      <text:p text:style-name="P94"/>
      <text:p text:style-name="P95">AXIS#:<text:span text:style-name="T36">SETU</text:span>REF<text:span text:style-name="T37">erence UPOSITION</text:span><text:tab/><text:span text:style-name="T34">(Опциональный)</text:span></text:p>
      <text:p text:style-name="P95"><text:tab/>Сброс абсолютного положения в заданное значение <text:span text:style-name="T38">(в юнитах)</text:span>.</text:p>
      <text:p text:style-name="P95"><text:tab/><text:span text:style-name="T52">UPOSITION – новая текущая позиция в юнитах.</text:span></text:p>
      <text:p text:style-name="P20"/>
      <text:p text:style-name="P20">AXIS#:STATus:IDN?</text:p>
      <text:p text:style-name="P20"><text:tab/><text:span text:style-name="T12">Запрос идентификатора оси.</text:span></text:p>
      <text:p text:style-name="P20"/>
      <text:p text:style-name="P20">AXIS#:STATus:POSition?</text:p>
      <text:p text:style-name="P25"><text:tab/><text:span text:style-name="T12">Запрос положения в (в импульсах энкодера).</text:span></text:p>
      <text:p text:style-name="P20"/>
      <text:p text:style-name="P25">AXIS#:STATus:UPOSition?</text:p>
      <text:p text:style-name="P25"><text:tab/><text:span text:style-name="T12">Запрос положения в (в unit).</text:span></text:p>
      <text:p text:style-name="P25"/>
      <text:p text:style-name="P113">AXIS#:SETTINGS:RATIO?</text:p>
      <text:p text:style-name="P113"><text:tab/><text:span text:style-name="T9">Возвращает <text:s/>rколичество импульсов энкодера в одном юните.</text:span></text:p>
      <text:p text:style-name="P113"/>
      <text:p text:style-name="P113">AXIS#:SETTINGS:DEFSPEed?</text:p>
      <text:p text:style-name="P113"><text:soft-page-break/><text:tab/><text:span text:style-name="T53">Вернуть скорость устанавливаемую по умолчанию.</text:span></text:p>
      <text:p text:style-name="P113"/>
      <text:p text:style-name="P114">AXIS#:SETTINGS:DEFACCel?</text:p>
      <text:p text:style-name="P115"><text:tab/><text:span text:style-name="T53">Вернуть длительность разгона в миллисекундах.</text:span></text:p>
      <text:p text:style-name="P115"/>
      <text:p text:style-name="P115">AXIS#:SETTINGS:MAXSPEed?</text:p>
      <text:p text:style-name="P115"><text:tab/><text:span text:style-name="T54">Вернуть максимальную скорость в оборотах в минуту.</text:span></text:p>
      <text:p text:style-name="P115"/>
      <text:p text:style-name="P113">AXIS#:SETTINGS:MINAccel?</text:p>
      <text:p text:style-name="P115"><text:tab/><text:span text:style-name="T54">Вернуть минимальный интервал времени разгона.</text:span></text:p>
      <text:p text:style-name="P113"/>
      <text:p text:style-name="P113">AXIS#:SETTINGS:UBACKLIMit?</text:p>
      <text:p text:style-name="P113"><text:tab/><text:span text:style-name="T55">Вернуть предел перемещения <text:s/>в направлении назад.</text:span></text:p>
      <text:p text:style-name="P116"/>
      <text:p text:style-name="P116">AXIS#:SETTINGS:U<text:span text:style-name="T55">FORW</text:span>LIMit?</text:p>
      <text:p text:style-name="P116"><text:tab/><text:span text:style-name="T55">Вернуть предел перемещения <text:s/>в направлении вперед.</text:span></text:p>
      <text:p text:style-name="P46"/>
      <text:p text:style-name="P20">AXIS#:STATus:LSWItch?</text:p>
      <text:p text:style-name="P20"><text:tab/><text:span text:style-name="T12">Запрос статуса концевых датчиков. </text:span></text:p>
      <text:p text:style-name="P32"><text:tab/><text:span text:style-name="T39">Ответ:<text:line-break/><text:tab/>0 – нет срабатывания,</text:span></text:p>
      <text:p text:style-name="P103"><text:tab/>1 - левый,</text:p>
      <text:p text:style-name="P103"><text:tab/>2 - правый,</text:p>
      <text:p text:style-name="P103"><text:tab/>10 – выдается при срабатывании обоих концевиков (вероятна ошибка).</text:p>
      <text:p text:style-name="P20"/>
      <text:p text:style-name="P20">AXIS#:STATus:O<text:span text:style-name="T12">P</text:span>code?</text:p>
      <text:p text:style-name="P33"><text:tab/><text:span text:style-name="T13">Запрос кода выполняемой операции.</text:span></text:p>
      <text:p text:style-name="P34"><text:tab/><text:span text:style-name="T40">Ответ:</text:span></text:p>
      <text:p text:style-name="P104"><text:tab/>0 – Нет операции,</text:p>
      <text:p text:style-name="P104"><text:tab/>1 - <text:s/>Задание на движение,</text:p>
      <text:p text:style-name="P104"><text:tab/>-1 – Готовность к выполнению задания на движение,</text:p>
      <text:p text:style-name="P104"><text:tab/>2 – <text:span text:style-name="T41">Режим сканирования</text:span>,</text:p>
      <text:p text:style-name="P20"/>
      <text:p text:style-name="P26">AXIS#:STATus[:STATus]?</text:p>
      <text:p text:style-name="P35"><text:tab/><text:span text:style-name="T13">Запрос статуса готовности оси.</text:span></text:p>
      <text:p text:style-name="P35"><text:tab/><text:span text:style-name="T33">Ответ:</text:span></text:p>
      <text:p text:style-name="P35"><text:tab/><text:span text:style-name="T33">0 – Ось готова.</text:span></text:p>
      <text:p text:style-name="P101"><text:tab/>1 – Ось не готова.</text:p>
      <text:p text:style-name="P26"/>
      <text:p text:style-name="P27">AXIS#:STATus:DEVS?</text:p>
      <text:p text:style-name="P27"><text:tab/><text:span text:style-name="T13">Запрос кодов устройств, образующих ось.</text:span></text:p>
      <text:p text:style-name="P20"/>
      <text:p text:style-name="P55">AXIS#:COMPat:SCAN?</text:p>
      <text:p text:style-name="P96"><text:span text:style-name="T16"><text:tab/></text:span><text:span text:style-name="T17">Запрос наличия на оси подсистемы синхронного сканирования.</text:span></text:p>
      <text:p text:style-name="P55"/>
      <text:p text:style-name="P54">AXIS#:COMPat:ABSMove?</text:p>
      <text:p text:style-name="P54"><text:tab/><text:span text:style-name="T22">Запрос наличия команды абсолютного перемещения.</text:span></text:p>
      <text:p text:style-name="P55"/>
      <text:p text:style-name="P54">AXIS#:COMPat:REFSet?</text:p>
      <text:p text:style-name="P54"><text:tab/><text:span text:style-name="T22">Запрос наличия функции установки текущего абсолютного положения.</text:span></text:p>
      <text:p text:style-name="P15"/>
      <text:p text:style-name="P15"/>
      <text:p text:style-name="P15"><text:soft-page-break/>AXIS Scan system’s API</text:p>
      <text:p text:style-name="P85">AXIS#:SCAN:MOVE <text:span text:style-name="T56">DISTANCE</text:span></text:p>
      <text:p text:style-name="P85"><text:tab/>Установка зоны сканирования.</text:p>
      <text:p text:style-name="P85"><text:tab/><text:span text:style-name="T56">DISTANCE – расстояние, обрабатываемое алгоритмом сканирования в импульсахю</text:span></text:p>
      <text:p text:style-name="P85"/>
      <text:p text:style-name="P86">AXIS#:SCAN:FWRDzone <text:span text:style-name="T56">DISTANCE</text:span></text:p>
      <text:p text:style-name="P85"><text:tab/>Установка пред зоны.</text:p>
      <text:p text:style-name="P86"><text:tab/><text:span text:style-name="T56">DISTANCE – расстояние, пропускаемое алгоритмом перед началом сканирования.</text:span></text:p>
      <text:p text:style-name="P85"/>
      <text:p text:style-name="P86">AXIS#:SCAN:BWRDzone <text:span text:style-name="T56">DISTANCE</text:span></text:p>
      <text:p text:style-name="P86"><text:tab/>Установка пост зоны .</text:p>
      <text:p text:style-name="P86"><text:tab/><text:span text:style-name="T56">DISTANCE – расстояние, пропускаемое алгоритмом после началом сканирования.</text:span></text:p>
      <text:p text:style-name="P85"/>
      <text:p text:style-name="P85">AXIS#:SCAN:UMOVE <text:span text:style-name="T56">UDIST</text:span></text:p>
      <text:p text:style-name="P86">AXIS#:SCAN:UFWRDzone <text:span text:style-name="T56">UDIST</text:span></text:p>
      <text:p text:style-name="P86">AXIS#:SCAN:UBWRDzone <text:span text:style-name="T56">UDIST</text:span></text:p>
      <text:p text:style-name="P85"><text:tab/>Аналоги в unit </text:p>
      <text:p text:style-name="P85"/>
      <text:p text:style-name="P85">AXIS#:SCAN:SPEED <text:span text:style-name="T56">RPM</text:span></text:p>
      <text:p text:style-name="P85"><text:tab/>Установка скорости сканирования <text:span text:style-name="T56">в оборотах в минуту</text:span>.</text:p>
      <text:p text:style-name="P88"><text:tab/>RPM - <text:s/><text:span text:style-name="T57">скорост</text:span>ь<text:span text:style-name="T57"> сканирования </text:span>в оборотах в минуту<text:span text:style-name="T57">.</text:span></text:p>
      <text:p text:style-name="P85"><text:tab/></text:p>
      <text:p text:style-name="P85">AXIS#:SCAN:START</text:p>
      <text:p text:style-name="P85"><text:tab/><text:span text:style-name="T58">Запустить</text:span> сканировани<text:span text:style-name="T58">е</text:span>.</text:p>
      <text:p text:style-name="P85"><text:tab/></text:p>
      <text:p text:style-name="P85">AXIS#:SCAN:POINTS <text:span text:style-name="T59">NPTS</text:span></text:p>
      <text:p text:style-name="P85"><text:tab/>Установка количества точек сканирования.</text:p>
      <text:p text:style-name="P87"><text:tab/><text:span text:style-name="T59">NPTS – количество обходимых точек.</text:span></text:p>
      <text:p text:style-name="P85"/>
      <text:p text:style-name="P85">AXIS#:SCAN:MOVE?</text:p>
      <text:p text:style-name="P85">AXIS#:SCAN:FWRDzone?</text:p>
      <text:p text:style-name="P85">AXIS#:SCAN:BWRDzone?</text:p>
      <text:p text:style-name="P85">AXIS#:SCAN:UMOVE?</text:p>
      <text:p text:style-name="P85">AXIS#:SCAN:UFWRDzone?</text:p>
      <text:p text:style-name="P85">AXIS#:SCAN:UBWRDzone?</text:p>
      <text:p text:style-name="P85">AXIS#:SCAN:SPEED?</text:p>
      <text:p text:style-name="P85">AXIS#:SCAN:POINTS?</text:p>
      <text:p text:style-name="P85"><text:tab/>Запросы соответствующих параметров.</text:p>
      <text:p text:style-name="P118">Devices API</text:p>
      <text:p text:style-name="P20"><text:span text:style-name="T35">SYSTem:</text:span>DEVSTOTal?</text:p>
      <text:p text:style-name="P20"><text:tab/><text:span text:style-name="T14">Количество зарегистрированных устройств.</text:span></text:p>
      <text:p text:style-name="P20"/>
      <text:p text:style-name="P20">DEV#:PRESET</text:p>
      <text:p text:style-name="P20"><text:tab/><text:span text:style-name="T14">Возврат параметров устройства к параметрам по умолчанию.</text:span></text:p>
      <text:p text:style-name="P20"/>
      <text:p text:style-name="P27">DEV#:IDN?</text:p>
      <text:p text:style-name="P27"><text:tab/><text:span text:style-name="T14">Запрос идентификатора устройства.</text:span></text:p>
      <text:p text:style-name="P27"/>
      <text:p text:style-name="P27">DEV#:STATus?</text:p>
      <text:p text:style-name="P36"><text:tab/><text:span text:style-name="T14">Запрос статуса готовности устройства.</text:span></text:p>
      <text:p text:style-name="P36"><text:tab/><text:span text:style-name="T33">Ответ:</text:span></text:p>
      <text:p text:style-name="P36"><text:tab/><text:span text:style-name="T33">0 – Ось готова.</text:span></text:p>
      <text:p text:style-name="P102"><text:tab/>1 – Ось не готова.</text:p>
      <text:p text:style-name="P27"/>
      <text:p text:style-name="P27">DEV#:ALM?</text:p>
      <text:p text:style-name="P27"><text:tab/><text:span text:style-name="T14">Запрос alarm-кода устройства.</text:span></text:p>
      <text:p text:style-name="P8">(coming soon)</text:p>
      <text:p text:style-name="P5"/>
      <text:p text:style-name="P9"/>
      <text:p text:style-name="P120">4. NCPI <text:span text:style-name="T23">protocol reference.</text:span></text:p>
      <text:p text:style-name="P48"/>
      <text:p text:style-name="P48"><text:tab/><text:span text:style-name="T24">Система NCPI позволяет получать информацию о событиях, возникающих в устройстве без необходимости постоянного опроса устройств.</text:span></text:p>
      <text:p text:style-name="P48"/>
      <text:p text:style-name="P49"><text:tab/><text:span text:style-name="T24">NCPI реализует паттерн “подписка на сообщения”. Это означает, что по подключению к порту NCPI консоли, программа-оператор должна уведомить сервер о типах событий, уведомления о которых программа-оператор хотела бы получать. Гарантию доставки сообщений даёт использование протокола TCP.</text:span></text:p>
      <text:p text:style-name="P49"/>
      <text:p text:style-name="P49"><text:tab/><text:span text:style-name="T24">Система NCPI имеет три типа сообщений:</text:span></text:p>
      <text:p text:style-name="P74"><text:tab/><text:tab/>Включение подписки: <text:tab/>NOT:EV:ENT 1</text:p>
      <text:p text:style-name="P74"><text:tab/><text:tab/>Отключение подписки: <text:tab/>NOT:EV:ENT 0</text:p>
      <text:p text:style-name="P57"><text:span text:style-name="T26"><text:tab/><text:tab/>Уведомление:<text:tab/><text:tab/><text:tab/></text:span>EV:ENT</text:p>
      <text:p text:style-name="P59">- Простое событие.</text:p>
      <text:p text:style-name="P59">- Изменение статуса.</text:p>
      <text:p text:style-name="P49">- <text:span text:style-name="T24">Уведомление о неразрывных параметрах.</text:span></text:p>
      <text:p text:style-name="P49"/>
      <text:p text:style-name="P56"><text:tab/>Простое событие предполагает уведомление формата: EV:ENT <text:s/>и не несет никакой дополнительной информации, кроме факта возникновения события. </text:p>
      <text:p text:style-name="P56"/>
      <text:p text:style-name="P75"><text:tab/>Уведомление об изменении статуса имеет формат </text:p>
      <text:p text:style-name="P75"><text:tab/><text:tab/>Включение подписки: <text:tab/>NOT:EV:ENT 1</text:p>
      <text:p text:style-name="P75"><text:tab/><text:tab/>Отключение подписки: <text:tab/>NOT:EV:ENT 0</text:p>
      <text:p text:style-name="P58"><text:span text:style-name="T26"><text:tab/><text:tab/>Уведомление:<text:tab/><text:tab/><text:tab/></text:span>EV:ENT <text:span text:style-name="T25">argument</text:span></text:p>
      <text:p text:style-name="P76">, и возникает при изменении соответствующей переменной и передаёт связанную с ней строку, код или значение. <text:s/></text:p>
      <text:p text:style-name="P48"/>
      <text:p text:style-name="P50"><text:tab/><text:span text:style-name="T25">Уведомления о неразрывных параметрах. Предназначены для получения информации об изменении параметров, гладко изменяющихся с течением времени (например, текущее положение). Поддерживаются 2 типа подписки на такое сообщение:</text:span></text:p>
      <text:p text:style-name="P77"><text:tab/></text:p>
      <text:p text:style-name="P77"><text:tab/>- Уведомления через определенные интервалы времени:</text:p>
      <text:p text:style-name="P75"><text:tab/><text:tab/>Включение подписки: <text:tab/>NOT:EV:ENT TIMERED,1000</text:p>
      <text:p text:style-name="P75"><text:tab/><text:tab/>Отключение подписки: <text:tab/>NOT:EV:ENT 0</text:p>
      <text:p text:style-name="P52"><text:tab/><text:tab/><text:span text:style-name="T26">Уведомление:<text:tab/><text:tab/><text:tab/>EV:ENT argument</text:span></text:p>
      <text:p text:style-name="P53"/>
      <text:p text:style-name="P97"><text:span text:style-name="T18"><text:tab/></text:span><text:span text:style-name="T20">Параметр задается в миллисекундах. Важно отметить, что уведомления будут преходить через интервалы времени в общем случае превышающие установленный интервал, </text:span><text:span text:style-name="T19">т.к. событие генерируется в момент </text:span><text:span text:style-name="T21">получения ответа на</text:span><text:span text:style-name="T19"> запрос указанного параметра контролирующей системой. Это обеспечивает максимальную точность на момент получения уведомления, но не позволяет уверенно расчитать момент следующего уведомления. </text:span></text:p>
      <text:p text:style-name="P48"/>
      <text:p text:style-name="P78"><text:tab/>- Уведомления при изменении параметра на заданную дельту:</text:p>
      <text:p text:style-name="P75"><text:tab/><text:tab/>Включение подписки: <text:tab/>NOT:EV:ENT SMOOTH,5.4</text:p>
      <text:p text:style-name="P75"><text:tab/><text:tab/>Отключение подписки: <text:tab/>NOT:EV:ENT 0</text:p>
      <text:p text:style-name="P79"><text:tab/><text:tab/>Уведомление:<text:tab/><text:tab/><text:tab/>EV:ENT argument</text:p>
      <text:p text:style-name="P51"><text:tab/><text:span text:style-name="T31">Второй параметр – номинал дельты.</text:span></text:p>
      <text:p text:style-name="P80">Как и в случае с уведомлениями по истечению интервалов времени, сообщения отправляются в момент ответа на запрос контролирующей системы и дельта может превышать установленный интервал.</text:p>
      <text:p text:style-name="P48"/>
      <text:p text:style-name="P10"><text:soft-page-break/><text:span text:style-name="T23">5. NCPI </text:span>commands summary.</text:p>
      <text:p text:style-name="P13">Вспомогательный комманды SCPI канала:</text:p>
      <text:p text:style-name="P28">SYSTem:ERRor[:NEXT]?</text:p>
      <text:p text:style-name="P28"><text:tab/><text:span text:style-name="T5">Возврат следующего сообщения об ошибке.</text:span></text:p>
      <text:p text:style-name="P28"/>
      <text:p text:style-name="P28">SYSTem:ERRor:COUNt?</text:p>
      <text:p text:style-name="P28"><text:tab/><text:span text:style-name="T5">Количество ошибок в стеке.</text:span></text:p>
      <text:p text:style-name="P28"/>
      <text:p text:style-name="P28">SYSTem:VERSion?</text:p>
      <text:p text:style-name="P60"><text:tab/><text:span text:style-name="T5">Версия SCPI протокола.</text:span></text:p>
      <text:p text:style-name="P60"/>
      <text:p text:style-name="P14"><text:span text:style-name="T29">Уведомления</text:span>:</text:p>
      <text:p text:style-name="P64">NOT:SYSTem:<text:span text:style-name="T42">STATus</text:span></text:p>
      <text:p text:style-name="P67"><text:tab/><text:span text:style-name="T27">Уведомление о готовности системы.</text:span></text:p>
      <text:p text:style-name="P37"><text:tab/><text:span text:style-name="T43">Параметр:</text:span></text:p>
      <text:p text:style-name="P105"><text:tab/>0 – <text:span text:style-name="T42">Готов</text:span>,</text:p>
      <text:p text:style-name="P81"><text:tab/>1 - <text:s/><text:span text:style-name="T42">Не готов</text:span>,</text:p>
      <text:p text:style-name="P63"/>
      <text:p text:style-name="P67">NOT:<text:span text:style-name="T28">AXIS#</text:span>:<text:span text:style-name="T42">STATus</text:span></text:p>
      <text:p text:style-name="P67"><text:tab/><text:span text:style-name="T27">Уведомление о готовности оси.</text:span></text:p>
      <text:p text:style-name="P38"><text:tab/><text:span text:style-name="T43">Параметр:</text:span></text:p>
      <text:p text:style-name="P105"><text:tab/>0 – <text:span text:style-name="T42">Готов</text:span>,</text:p>
      <text:p text:style-name="P81"><text:tab/>1 - <text:s/><text:span text:style-name="T42">Не готов</text:span>,</text:p>
      <text:p text:style-name="P61"/>
      <text:p text:style-name="P68">NOT:<text:span text:style-name="T28">DEV#</text:span>:<text:span text:style-name="T42">STATus</text:span></text:p>
      <text:p text:style-name="P68"><text:tab/><text:span text:style-name="T27">Уведомление о готовности устройства.</text:span></text:p>
      <text:p text:style-name="P38"><text:tab/><text:span text:style-name="T43">Параметр:</text:span></text:p>
      <text:p text:style-name="P106"><text:tab/>0 – <text:span text:style-name="T42">Готов</text:span>,</text:p>
      <text:p text:style-name="P82"><text:tab/>1 - <text:s/><text:span text:style-name="T42">Не готов</text:span>,</text:p>
      <text:p text:style-name="P65"/>
      <text:p text:style-name="P71">NOT:AXIS#:POSition</text:p>
      <text:p text:style-name="P66"><text:tab/><text:span text:style-name="T27">Уведомление о положении по оси.</text:span></text:p>
      <text:p text:style-name="P62"/>
      <text:p text:style-name="P71">NOT:AXIS#:<text:span text:style-name="T30">U</text:span>POSition</text:p>
      <text:p text:style-name="P66"><text:tab/><text:span text:style-name="T27">Уведомление о положении по оси в единицах unit.</text:span></text:p>
      <text:p text:style-name="P14"/>
      <text:p text:style-name="P72">NOT:AXIS#:<text:span text:style-name="T43">OPSTATus</text:span></text:p>
      <text:p text:style-name="P69"><text:tab/><text:span text:style-name="T43">Уведомление о статусе операции.</text:span></text:p>
      <text:p text:style-name="P38"><text:tab/><text:span text:style-name="T43">Параметр:</text:span></text:p>
      <text:p text:style-name="P107"><text:tab/>0 – Нет операции,</text:p>
      <text:p text:style-name="P107"><text:tab/>1 - <text:s/>Задание на движение,</text:p>
      <text:p text:style-name="P107"><text:tab/>2 – <text:span text:style-name="T41">Режим сканирования</text:span>,</text:p>
      <text:p text:style-name="P107"/>
      <text:p text:style-name="P73">NOT:AXIS#:<text:span text:style-name="T43">OPSTOPtype</text:span></text:p>
      <text:p text:style-name="P70"><text:tab/><text:span text:style-name="T43">Уведомление о типе прерывания последней операции.</text:span></text:p>
      <text:p text:style-name="P47"><text:tab/><text:span text:style-name="T43">Параметр:</text:span></text:p>
      <text:p text:style-name="P108"><text:tab/>0 – <text:span text:style-name="T60">операция начата</text:span>,</text:p>
      <text:p text:style-name="P108"><text:tab/>1 - <text:s/><text:span text:style-name="T60">нормальное завершение операции</text:span>,</text:p>
      <text:p text:style-name="P109"><text:tab/>2 – <text:span text:style-name="T60">операция завершена командой стоп</text:span>,</text:p>
      <text:p text:style-name="P109"><text:tab/><text:span text:style-name="T60">3 </text:span>– <text:span text:style-name="T60">аварийное завершение операции</text:span>,</text:p>
      <text:p text:style-name="P69"><text:tab/></text:p>
      <text:p text:style-name="P69"/>
      <text:p text:style-name="P83"><text:soft-page-break/>NOT:AXIS#:SCAN:POINT</text:p>
      <text:p text:style-name="P83"><text:tab/>Уведомление о <text:span text:style-name="T60">достижении новой</text:span> точк<text:span text:style-name="T60">и</text:span> в режиме сканирования. <text:span text:style-name="T60">Возвращает номер <text:tab/>точки в теле уведомления.</text:span></text:p>
      <text:p text:style-name="P83"/>
      <text:p text:style-name="P84">NOT:AXIS#:SCAN:<text:span text:style-name="T60">TRIGERROR</text:span></text:p>
      <text:p text:style-name="P84"><text:tab/><text:span text:style-name="T60">Уведомление об ошибки в системе синхронизации.</text:span></text:p>
      <text:p text:style-name="P84"/>
      <text:p text:style-name="P84">NOT:AXIS#:SCAN:<text:span text:style-name="T60">LSWItch</text:span></text:p>
      <text:p text:style-name="P84"><text:tab/><text:span text:style-name="T60">Уведомление об изменении статуса концевых датчиков.</text:span></text:p>
      <text:p text:style-name="P84"/>
      <text:p text:style-name="P84"/>
      <text:p text:style-name="P17">6. Подсистемы управления измерениями.</text:p>
      <text:p text:style-name="P89"/>
      <text:p text:style-name="P89"><text:span text:style-name="T61">NETAN</text:span>:<text:span text:style-name="T61">TEST </text:span></text:p>
      <text:p text:style-name="P89"><text:tab/><text:span text:style-name="T61">Тестовый запрос данных.</text:span></text:p>
      <text:p text:style-name="P16"/>
      <text:p text:style-name="P89"><text:span text:style-name="T61">NETAN</text:span>:<text:span text:style-name="T61">BIND NUM</text:span></text:p>
      <text:p text:style-name="P89"><text:tab/><text:span text:style-name="T61">Подключить модуль сбора данных к сигналам синхронизации оси NUM.</text:span></text:p>
      <text:p text:style-name="P89"/>
      <text:p text:style-name="P89"><text:span text:style-name="T61">NETAN</text:span>:<text:span text:style-name="T61">UNBIND</text:span></text:p>
      <text:p text:style-name="P89"><text:tab/><text:span text:style-name="T61">Отсоеденить модуль сбора данных.</text:span></text:p>
      <text:p text:style-name="P89"/>
      <text:p text:style-name="P89"><text:span text:style-name="T61">NETAN</text:span>:<text:span text:style-name="T61">SETTINGS TYPE, IP, PORT</text:span></text:p>
      <text:p text:style-name="P89"><text:tab/><text:span text:style-name="T61">Сконфигурировать модуль сбора данных.</text:span></text:p>
      <text:p text:style-name="P89"><text:tab/><text:span text:style-name="T61">TYPE – тип анализатора цепей. [“pna”, “ena”]</text:span></text:p>
      <text:p text:style-name="P89"><text:tab/><text:span text:style-name="T61">IP – ipv4 адресс анализатора цепей.</text:span></text:p>
      <text:p text:style-name="P89"><text:tab/><text:span text:style-name="T61">PORT – SCPI порт анализатора цепей.</text:span></text:p>
      <text:p text:style-name="P89"><text:tab/><text:span text:style-name="T61">Пример: NETAN</text:span>:<text:span text:style-name="T61">SETTINGS pna, 192.168.1.230, 5025</text:span></text:p>
      <text:p text:style-name="P89"/>
      <text:p text:style-name="P89"/>
      <text:p text:style-name="P89"/>
      <text:p text:style-name="P91">LASER:BIND <text:span text:style-name="T62">NUM</text:span></text:p>
      <text:p text:style-name="P91"><text:tab/><text:span text:style-name="T62">П</text:span>одключить модуль сбора данных к сигналам синхронизации оси NUM.</text:p>
      <text:p text:style-name="P91"/>
      <text:p text:style-name="P91">LASER:<text:span text:style-name="T62">UN</text:span>BIND</text:p>
      <text:p text:style-name="P90"><text:tab/><text:span text:style-name="T61">Отсоеденить модуль сбора данных.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3:46:14.633505287</meta:creation-date>
    <dc:date>2018-01-19T15:02:57.140745985</dc:date>
    <meta:editing-duration>PT5H18M4S</meta:editing-duration>
    <meta:editing-cycles>85</meta:editing-cycles>
    <meta:generator>LibreOffice/5.1.6.2$Linux_X86_64 LibreOffice_project/10m0$Build-2</meta:generator>
    <meta:print-date>2017-11-27T15:41:09.166735418</meta:print-date>
    <meta:document-statistic meta:table-count="0" meta:image-count="0" meta:object-count="0" meta:page-count="10" meta:paragraph-count="304" meta:word-count="1224" meta:character-count="10408" meta:non-whitespace-character-count="9208"/>
  </office:meta>
</office:document-meta>
</file>